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6d98" officeooo:paragraph-rsid="0013a42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2379cc" officeooo:paragraph-rsid="002379cc" style:font-weight-asian="normal" style:font-weight-complex="normal"/>
    </style:style>
    <style:style style:name="P3" style:family="paragraph" style:parent-style-name="Standard" style:list-style-name="L1">
      <style:text-properties officeooo:paragraph-rsid="00143e8f"/>
    </style:style>
    <style:style style:name="P4" style:family="paragraph" style:parent-style-name="Standard" style:list-style-name="L1">
      <style:text-properties officeooo:rsid="001633c7" officeooo:paragraph-rsid="001633c7"/>
    </style:style>
    <style:style style:name="P5" style:family="paragraph" style:parent-style-name="Standard" style:list-style-name="L1">
      <style:text-properties style:text-underline-style="none" fo:font-weight="normal" officeooo:rsid="00190686" officeooo:paragraph-rsid="0019068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ad468" officeooo:paragraph-rsid="001ad468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d1d1a" officeooo:paragraph-rsid="001d1d1a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446dd8" officeooo:paragraph-rsid="00446dd8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45c762" officeooo:paragraph-rsid="0045c762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5a60cd" officeooo:paragraph-rsid="005a60c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4f528c" officeooo:paragraph-rsid="005c58d8" style:font-weight-asian="normal" style:font-weight-complex="normal"/>
    </style:style>
    <style:style style:name="P12" style:family="paragraph" style:parent-style-name="Standard" style:list-style-name="L1">
      <style:text-properties officeooo:rsid="001db461" officeooo:paragraph-rsid="001db461"/>
    </style:style>
    <style:style style:name="P13" style:family="paragraph" style:parent-style-name="Standard" style:list-style-name="L1">
      <style:text-properties officeooo:rsid="0026d37c" officeooo:paragraph-rsid="0026d37c"/>
    </style:style>
    <style:style style:name="P14" style:family="paragraph" style:parent-style-name="Standard" style:list-style-name="L1">
      <style:text-properties officeooo:rsid="00375d36" officeooo:paragraph-rsid="00375d36"/>
    </style:style>
    <style:style style:name="P15" style:family="paragraph" style:parent-style-name="Standard" style:list-style-name="L1">
      <style:text-properties officeooo:rsid="0038be38" officeooo:paragraph-rsid="0038be38"/>
    </style:style>
    <style:style style:name="P16" style:family="paragraph" style:parent-style-name="Standard" style:list-style-name="L1">
      <style:text-properties officeooo:rsid="00278d21" officeooo:paragraph-rsid="00278d21"/>
    </style:style>
    <style:style style:name="P17" style:family="paragraph" style:parent-style-name="Standard" style:list-style-name="L1">
      <style:text-properties officeooo:rsid="002f884c" officeooo:paragraph-rsid="00607b0d"/>
    </style:style>
    <style:style style:name="P18" style:family="paragraph" style:parent-style-name="Standard" style:list-style-name="L1">
      <style:text-properties officeooo:rsid="0029e3bf" officeooo:paragraph-rsid="0029e3bf"/>
    </style:style>
    <style:style style:name="P19" style:family="paragraph" style:parent-style-name="Standard" style:list-style-name="L1">
      <style:text-properties officeooo:rsid="00342a6c" officeooo:paragraph-rsid="00342a6c"/>
    </style:style>
    <style:style style:name="P20" style:family="paragraph" style:parent-style-name="Standard" style:list-style-name="L1">
      <style:text-properties officeooo:rsid="00397e0a" officeooo:paragraph-rsid="00397e0a"/>
    </style:style>
    <style:style style:name="P21" style:family="paragraph" style:parent-style-name="Standard" style:list-style-name="L1">
      <style:text-properties officeooo:rsid="003a0c72" officeooo:paragraph-rsid="003bca97"/>
    </style:style>
    <style:style style:name="P22" style:family="paragraph" style:parent-style-name="Standard" style:list-style-name="L1">
      <style:text-properties officeooo:rsid="003d7c9f" officeooo:paragraph-rsid="003d7c9f"/>
    </style:style>
    <style:style style:name="P23" style:family="paragraph" style:parent-style-name="Standard" style:list-style-name="L1">
      <style:text-properties officeooo:rsid="003fcdc7" officeooo:paragraph-rsid="003fcdc7"/>
    </style:style>
    <style:style style:name="P24" style:family="paragraph" style:parent-style-name="Standard" style:list-style-name="L1">
      <style:text-properties officeooo:rsid="0041aa40" officeooo:paragraph-rsid="0041aa40"/>
    </style:style>
    <style:style style:name="P25" style:family="paragraph" style:parent-style-name="Standard" style:list-style-name="L1">
      <style:text-properties officeooo:rsid="00431fb2" officeooo:paragraph-rsid="00431fb2"/>
    </style:style>
    <style:style style:name="P26" style:family="paragraph" style:parent-style-name="Standard" style:list-style-name="L1">
      <style:text-properties officeooo:rsid="00446dd8" officeooo:paragraph-rsid="0044cee3"/>
    </style:style>
    <style:style style:name="P27" style:family="paragraph" style:parent-style-name="Standard" style:list-style-name="L1">
      <style:text-properties officeooo:rsid="004913e4" officeooo:paragraph-rsid="004913e4"/>
    </style:style>
    <style:style style:name="P28" style:family="paragraph" style:parent-style-name="Standard" style:list-style-name="L1">
      <style:text-properties officeooo:rsid="0049c99c" officeooo:paragraph-rsid="0049c99c"/>
    </style:style>
    <style:style style:name="P29" style:family="paragraph" style:parent-style-name="Standard" style:list-style-name="L1">
      <style:text-properties officeooo:rsid="004c54ad" officeooo:paragraph-rsid="004e2d7d"/>
    </style:style>
    <style:style style:name="P30" style:family="paragraph" style:parent-style-name="Standard" style:list-style-name="L1">
      <style:text-properties officeooo:rsid="004f528c" officeooo:paragraph-rsid="005301f1"/>
    </style:style>
    <style:style style:name="P31" style:family="paragraph" style:parent-style-name="Standard" style:list-style-name="L1">
      <style:text-properties officeooo:rsid="004f528c" officeooo:paragraph-rsid="00587499"/>
    </style:style>
    <style:style style:name="P32" style:family="paragraph" style:parent-style-name="Standard" style:list-style-name="L1">
      <style:text-properties officeooo:rsid="004f528c" officeooo:paragraph-rsid="005c58d8"/>
    </style:style>
    <style:style style:name="P33" style:family="paragraph" style:parent-style-name="Standard" style:list-style-name="L1">
      <style:text-properties officeooo:rsid="005d4d94" officeooo:paragraph-rsid="005d4d9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32270" style:font-weight-asian="normal" style:font-weight-complex="normal"/>
    </style:style>
    <style:style style:name="T3" style:family="text">
      <style:text-properties style:text-underline-style="none" fo:font-weight="normal" officeooo:rsid="0013a421" style:font-weight-asian="normal" style:font-weight-complex="normal"/>
    </style:style>
    <style:style style:name="T4" style:family="text">
      <style:text-properties style:text-underline-style="none" fo:font-weight="normal" officeooo:rsid="00143e8f" style:font-weight-asian="normal" style:font-weight-complex="normal"/>
    </style:style>
    <style:style style:name="T5" style:family="text">
      <style:text-properties style:text-underline-style="none" fo:font-weight="normal" officeooo:rsid="0015347a" style:font-weight-asian="normal" style:font-weight-complex="normal"/>
    </style:style>
    <style:style style:name="T6" style:family="text">
      <style:text-properties style:text-underline-style="none" fo:font-weight="normal" officeooo:rsid="001f5e57" style:font-weight-asian="normal" style:font-weight-complex="normal"/>
    </style:style>
    <style:style style:name="T7" style:family="text">
      <style:text-properties style:text-underline-style="none" fo:font-weight="normal" officeooo:rsid="001fea65" style:font-weight-asian="normal" style:font-weight-complex="normal"/>
    </style:style>
    <style:style style:name="T8" style:family="text">
      <style:text-properties style:text-underline-style="none" fo:font-weight="normal" officeooo:rsid="0020b8bb" style:font-weight-asian="normal" style:font-weight-complex="normal"/>
    </style:style>
    <style:style style:name="T9" style:family="text">
      <style:text-properties style:text-underline-style="none" fo:font-weight="normal" officeooo:rsid="0027216b" style:font-weight-asian="normal" style:font-weight-complex="normal"/>
    </style:style>
    <style:style style:name="T10" style:family="text">
      <style:text-properties style:text-underline-style="none" fo:font-weight="normal" officeooo:rsid="00294ff4" style:font-weight-asian="normal" style:font-weight-complex="normal"/>
    </style:style>
    <style:style style:name="T11" style:family="text">
      <style:text-properties style:text-underline-style="none" fo:font-weight="normal" officeooo:rsid="002f2038" style:font-weight-asian="normal" style:font-weight-complex="normal"/>
    </style:style>
    <style:style style:name="T12" style:family="text">
      <style:text-properties style:text-underline-style="none" fo:font-weight="normal" officeooo:rsid="00326100" style:font-weight-asian="normal" style:font-weight-complex="normal"/>
    </style:style>
    <style:style style:name="T13" style:family="text">
      <style:text-properties style:text-underline-style="none" fo:font-weight="normal" officeooo:rsid="003332af" style:font-weight-asian="normal" style:font-weight-complex="normal"/>
    </style:style>
    <style:style style:name="T14" style:family="text">
      <style:text-properties style:text-underline-style="none" fo:font-weight="normal" officeooo:rsid="0035df4a" style:font-weight-asian="normal" style:font-weight-complex="normal"/>
    </style:style>
    <style:style style:name="T15" style:family="text">
      <style:text-properties style:text-underline-style="none" fo:font-weight="normal" officeooo:rsid="0037898e" style:font-weight-asian="normal" style:font-weight-complex="normal"/>
    </style:style>
    <style:style style:name="T16" style:family="text">
      <style:text-properties style:text-underline-style="none" fo:font-weight="normal" officeooo:rsid="00397e0a" style:font-weight-asian="normal" style:font-weight-complex="normal"/>
    </style:style>
    <style:style style:name="T17" style:family="text">
      <style:text-properties style:text-underline-style="none" fo:font-weight="normal" officeooo:rsid="003bca97" style:font-weight-asian="normal" style:font-weight-complex="normal"/>
    </style:style>
    <style:style style:name="T18" style:family="text">
      <style:text-properties style:text-underline-style="none" fo:font-weight="normal" officeooo:rsid="003ee36d" style:font-weight-asian="normal" style:font-weight-complex="normal"/>
    </style:style>
    <style:style style:name="T19" style:family="text">
      <style:text-properties style:text-underline-style="none" fo:font-weight="normal" officeooo:rsid="0041e1f7" style:font-weight-asian="normal" style:font-weight-complex="normal"/>
    </style:style>
    <style:style style:name="T20" style:family="text">
      <style:text-properties style:text-underline-style="none" fo:font-weight="normal" officeooo:rsid="0044cee3" style:font-weight-asian="normal" style:font-weight-complex="normal"/>
    </style:style>
    <style:style style:name="T21" style:family="text">
      <style:text-properties style:text-underline-style="none" fo:font-weight="normal" officeooo:rsid="004993e2" style:font-weight-asian="normal" style:font-weight-complex="normal"/>
    </style:style>
    <style:style style:name="T22" style:family="text">
      <style:text-properties style:text-underline-style="none" fo:font-weight="normal" officeooo:rsid="004bc6a5" style:font-weight-asian="normal" style:font-weight-complex="normal"/>
    </style:style>
    <style:style style:name="T23" style:family="text">
      <style:text-properties style:text-underline-style="none" fo:font-weight="normal" officeooo:rsid="004e2d7d" style:font-weight-asian="normal" style:font-weight-complex="normal"/>
    </style:style>
    <style:style style:name="T24" style:family="text">
      <style:text-properties style:text-underline-style="none" fo:font-weight="normal" officeooo:rsid="00504a4c" style:font-weight-asian="normal" style:font-weight-complex="normal"/>
    </style:style>
    <style:style style:name="T25" style:family="text">
      <style:text-properties style:text-underline-style="none" fo:font-weight="normal" officeooo:rsid="0051ece2" style:font-weight-asian="normal" style:font-weight-complex="normal"/>
    </style:style>
    <style:style style:name="T26" style:family="text">
      <style:text-properties style:text-underline-style="none" fo:font-weight="normal" officeooo:rsid="0057688e" style:font-weight-asian="normal" style:font-weight-complex="normal"/>
    </style:style>
    <style:style style:name="T27" style:family="text">
      <style:text-properties style:text-underline-style="none" fo:font-weight="normal" officeooo:rsid="00587499" style:font-weight-asian="normal" style:font-weight-complex="normal"/>
    </style:style>
    <style:style style:name="T28" style:family="text">
      <style:text-properties style:text-underline-style="none" fo:font-weight="normal" officeooo:rsid="005c58d8" style:font-weight-asian="normal" style:font-weight-complex="normal"/>
    </style:style>
    <style:style style:name="T29" style:family="text">
      <style:text-properties style:text-underline-style="none" fo:font-weight="normal" officeooo:rsid="005d2a68" style:font-weight-asian="normal" style:font-weight-complex="normal"/>
    </style:style>
    <style:style style:name="T30" style:family="text">
      <style:text-properties style:text-underline-style="none" fo:font-weight="normal" officeooo:rsid="00607b0d" style:font-weight-asian="normal" style:font-weight-complex="normal"/>
    </style:style>
    <style:style style:name="T31" style:family="text">
      <style:text-properties style:text-underline-style="none" fo:font-weight="normal" officeooo:rsid="00627657" style:font-weight-asian="normal" style:font-weight-complex="normal"/>
    </style:style>
    <style:style style:name="T32" style:family="text">
      <style:text-properties style:text-underline-style="none" fo:font-weight="normal" officeooo:rsid="0066cf04" style:font-weight-asian="normal" style:font-weight-complex="normal"/>
    </style:style>
    <style:style style:name="T33" style:family="text">
      <style:text-properties officeooo:rsid="0023ad23"/>
    </style:style>
    <style:style style:name="T34" style:family="text">
      <style:text-properties officeooo:rsid="0067733f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h-keygen : <text:span text:style-name="T33">to generate ssh key</text:span></text:p>
      <text:p text:style-name="P1">GIT COMMANDS:</text:p>
      <text:list xml:id="list156988937" text:style-name="L1">
        <text:list-item>
          <text:p text:style-name="P3"><text:span text:style-name="T2">git config --global user.name “&lt;username&gt;” <text:s/>: </text:span><text:span text:style-name="T3">to add new user</text:span></text:p>
        </text:list-item>
        <text:list-item>
          <text:p text:style-name="P3"><text:span text:style-name="T4">git config –global –unset user.name “&lt;usernmae&gt;</text:span><text:span text:style-name="T3"> “ : </text:span><text:span text:style-name="T5">to remove a username</text:span></text:p>
        </text:list-item>
        <text:list-item>
          <text:p text:style-name="P4"><text:span text:style-name="T5">g</text:span><text:span text:style-name="T1">it config –list <text:s/><text:tab/><text:tab/><text:tab/>: to list all the users</text:span></text:p>
        </text:list-item>
        <text:list-item>
          <text:p text:style-name="P5">git init <text:s/><text:tab/><text:tab/><text:tab/><text:tab/>: to make a local dir in to git dir</text:p>
        </text:list-item>
        <text:list-item>
          <text:p text:style-name="P6">git status <text:tab/><text:tab/><text:tab/><text:tab/>: <text:s/>check file is committed or not</text:p>
        </text:list-item>
        <text:list-item>
          <text:p text:style-name="P7">git add .<text:tab/><text:tab/><text:tab/><text:tab/>: to move files to stagged area</text:p>
        </text:list-item>
        <text:list-item>
          <text:p text:style-name="P12"><text:span text:style-name="T1">git commit -m &lt;“</text:span><text:span text:style-name="T6">tags</text:span><text:span text:style-name="T1">”&gt; <text:tab/><text:tab/>: </text:span><text:span text:style-name="T7">to save a file / </text:span><text:span text:style-name="T8">move a file from stage to commit area</text:span></text:p>
        </text:list-item>
        <text:list-item>
          <text:p text:style-name="P13"><text:span text:style-name="T8">g</text:span><text:span text:style-name="T1">it remote add origin &lt;link&gt; <text:tab/><text:tab/>: </text:span><text:span text:style-name="T9">to add remote origin</text:span></text:p>
        </text:list-item>
        <text:list-item>
          <text:p text:style-name="P14"><text:span text:style-name="T9">g</text:span><text:span text:style-name="T1">it remote remove origin<text:tab/><text:tab/>: </text:span><text:span text:style-name="T15">to remove origin</text:span></text:p>
        </text:list-item>
        <text:list-item>
          <text:p text:style-name="P15"><text:span text:style-name="T15">g</text:span><text:span text:style-name="T1">it remote -v <text:tab/><text:tab/><text:tab/><text:tab/>: to check all the remote regions added</text:span></text:p>
        </text:list-item>
        <text:list-item>
          <text:p text:style-name="P16"><text:span text:style-name="T9">g</text:span><text:span text:style-name="T1">it push -u origin &lt;branch name&gt; <text:tab/>: </text:span><text:span text:style-name="T10">to push changes to branch</text:span></text:p>
        </text:list-item>
        <text:list-item>
          <text:p text:style-name="P17"><text:span text:style-name="T10">g</text:span><text:span text:style-name="T1">it push -f </text:span><text:span text:style-name="T12">origin &lt;branch name&gt;</text:span><text:span text:style-name="T1"><text:tab/>: </text:span><text:span text:style-name="T10">to </text:span><text:span text:style-name="T13">forcefully</text:span><text:span text:style-name="T10"> push changes to branch</text:span></text:p>
        </text:list-item>
        <text:list-item>
          <text:p text:style-name="P17"><text:span text:style-name="T30">git pull origin &lt;</text:span><text:span text:style-name="T31">branch name</text:span><text:span text:style-name="T30">&gt;<text:tab/>: to get pull for a branch</text:span><text:span text:style-name="T1"><text:tab/><text:tab/></text:span></text:p>
        </text:list-item>
        <text:list-item>
          <text:p text:style-name="P18"><text:span text:style-name="T10">g</text:span><text:span text:style-name="T1">it log <text:tab/><text:tab/><text:tab/><text:tab/><text:tab/>: </text:span><text:span text:style-name="T11">to know who commited this file</text:span></text:p>
        </text:list-item>
        <text:list-item>
          <text:p text:style-name="P19"><text:span text:style-name="T11">g</text:span><text:span text:style-name="T1">it show &lt;commit id&gt;<text:tab/><text:tab/>: </text:span><text:span text:style-name="T14">check what changes are made to file</text:span></text:p>
        </text:list-item>
        <text:list-item>
          <text:p text:style-name="P20"><text:span text:style-name="T14">g</text:span><text:span text:style-name="T1">it log -1<text:tab/><text:tab/><text:tab/><text:tab/>: check recent log we commited</text:span></text:p>
        </text:list-item>
        <text:list-item>
          <text:p text:style-name="P21"><text:span text:style-name="T1">git log –oneline<text:tab/><text:tab/><text:tab/>: </text:span><text:span text:style-name="T16">check recent log we commited </text:span><text:span text:style-name="T17">in oneline</text:span></text:p>
        </text:list-item>
        <text:list-item>
          <text:p text:style-name="P22"><text:span text:style-name="T17">g</text:span><text:span text:style-name="T1">it log –grep “&lt;word&gt;”<text:tab/><text:tab/>: </text:span><text:span text:style-name="T18">to check coomit from a specific word if we don’t know commit id</text:span></text:p>
        </text:list-item>
        <text:list-item>
          <text:p text:style-name="P23"><text:span text:style-name="T18">g</text:span><text:span text:style-name="T1">it branch<text:tab/><text:tab/><text:tab/><text:tab/>: to check all the branches</text:span></text:p>
        </text:list-item>
        <text:list-item>
          <text:p text:style-name="P24"><text:span text:style-name="T1">git branch &lt;new branch name&gt;<text:tab/>: </text:span><text:span text:style-name="T19">to create a new branch</text:span></text:p>
        </text:list-item>
        <text:list-item>
          <text:p text:style-name="P24"><text:span text:style-name="T19">git checkout -b<text:tab/><text:tab/><text:tab/>: </text:span><text:span text:style-name="T32">to create a new branch and then move to that branch</text:span></text:p>
        </text:list-item>
        <text:list-item>
          <text:p text:style-name="P25"><text:span text:style-name="T19">g</text:span><text:span text:style-name="T1">it checkout &lt;branch name&gt;<text:tab/><text:tab/>: to move to another branch</text:span></text:p>
        </text:list-item>
        <text:list-item>
          <text:p text:style-name="P8">git branch -d &lt;branch name&gt;<text:tab/><text:tab/>: to delete a branch</text:p>
        </text:list-item>
        <text:list-item>
          <text:p text:style-name="P26"><text:span text:style-name="T1">git branch -</text:span><text:span text:style-name="T20">D</text:span><text:span text:style-name="T1"> &lt;branch name&gt;<text:tab/>: to </text:span><text:span text:style-name="T20">forcefully </text:span><text:span text:style-name="T1">delete a branch</text:span></text:p>
        </text:list-item>
        <text:list-item>
          <text:p text:style-name="P9">git merge &lt;branch name&gt;<text:tab/><text:tab/>: to merge a branch to master branch</text:p>
        </text:list-item>
        <text:list-item>
          <text:p text:style-name="P27"><text:span text:style-name="T1">git revert &lt;</text:span><text:span text:style-name="T21">commit id</text:span><text:span text:style-name="T1">&gt;<text:tab/><text:tab/>: undo a commit</text:span></text:p>
        </text:list-item>
        <text:list-item>
          <text:p text:style-name="P28"><text:span text:style-name="T1">git clean -n<text:tab/><text:tab/><text:tab/><text:tab/>: </text:span><text:span text:style-name="T22">to delete useless/untracked files</text:span></text:p>
        </text:list-item>
        <text:list-item>
          <text:p text:style-name="P29"><text:span text:style-name="T22">g</text:span><text:span text:style-name="T1">it clean -f<text:tab/><text:tab/><text:tab/><text:tab/>: </text:span><text:span text:style-name="T22">to </text:span><text:span text:style-name="T23">forcefully </text:span><text:span text:style-name="T22">delete useless/untracked files</text:span></text:p>
        </text:list-item>
        <text:list-item>
          <text:p text:style-name="P30"><text:span text:style-name="T22">g</text:span><text:span text:style-name="T1">it tag -a &lt;tag name&gt; -</text:span><text:span text:style-name="T24">m &lt;message&gt;&lt;commit id&gt; : </text:span><text:span text:style-name="T25">to apply tag</text:span></text:p>
        </text:list-item>
        <text:list-item>
          <text:p text:style-name="P31"><text:span text:style-name="T26">git show &lt;tagname&gt;<text:tab/><text:tab/><text:tab/>: </text:span><text:span text:style-name="T27">to see particular commit content</text:span></text:p>
        </text:list-item>
        <text:list-item>
          <text:p text:style-name="P10">git tag -d &lt;tag name&gt;<text:tab/><text:tab/><text:tab/>: to delete a tag</text:p>
        </text:list-item>
        <text:list-item>
          <text:p text:style-name="P32"><text:span text:style-name="T28">git clone &lt;</text:span><text:span text:style-name="T29">URL</text:span><text:span text:style-name="T28">&gt;<text:tab/><text:tab/><text:tab/>: to clone a repo form github</text:span></text:p>
        </text:list-item>
        <text:list-item>
          <text:p text:style-name="P33"><text:span text:style-name="T28">r</text:span><text:span text:style-name="T1">m -rf .git<text:tab/><text:tab/><text:tab/><text:tab/>: to uninitialize git repo</text:span></text:p>
        </text:list-item>
      </text:list>
      <text:p text:style-name="P11"><text:s text:c="6"/><text:span text:style-name="T34">34) git rebase<text:tab/><text:tab/><text:tab/><text:tab/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7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9:57:26.554307301</meta:creation-date>
    <dc:date>2023-04-03T17:26:02.305585516</dc:date>
    <meta:editing-duration>PT7H35M53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402" meta:character-count="1986" meta:non-whitespace-character-count="1578"/>
  </office:meta>
</office:document-meta>
</file>